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.608cm" fo:min-width="9.343cm"/>
      <style:paragraph-properties style:writing-mode="lr-tb"/>
    </style:style>
    <style:style style:name="gr2" style:family="graphic" style:parent-style-name="objectwithoutfill">
      <style:graphic-properties draw:marker-end="Arrowheads_20_4" draw:marker-end-width="0.3cm" draw:fill="none" draw:textarea-vertical-align="middle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4.195cm" fo:min-width="9.3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3.991cm" fo:min-width="9.3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3.56cm" fo:min-width="9.342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4.195cm" fo:min-width="13.47cm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843cm" svg:height="2.858cm" svg:x="5.444cm" svg:y="2.282cm">
          <text:p text:style-name="P1">A Transform method is applied to get the terms lined up for the Linear Algebra operation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07cm" svg:y1="1.012cm" svg:x2="10.207cm" svg:y2="2.282cm">
          <text:p/>
        </draw:line>
        <draw:line draw:style-name="gr3" draw:text-style-name="P3" draw:layer="layout" svg:x1="10.207cm" svg:y1="5.14cm" svg:x2="10.207cm" svg:y2="6.092cm">
          <text:p/>
        </draw:line>
        <draw:custom-shape draw:style-name="gr4" draw:text-style-name="P2" draw:layer="layout" svg:width="9.842cm" svg:height="4.445cm" svg:x="5.445cm" svg:y="6.09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208cm" svg:height="3.81cm" svg:x="5.762cm" svg:y="6.41cm">
          <draw:text-box>
            <text:p>Split the X and Y datasets into</text:p>
            <text:p>X and Y testing and training datasets (used 80% for training and 20% for testing, yielding 18 test samples.)</text:p>
          </draw:text-box>
        </draw:frame>
        <draw:custom-shape draw:style-name="gr6" draw:text-style-name="P2" draw:layer="layout" svg:width="9.842cm" svg:height="4.241cm" svg:x="5.445cm" svg:y="11.37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638cm" svg:height="3.095cm" svg:x="6.08cm" svg:y="11.807cm">
          <draw:text-box>
            <text:p>Perform Logistic Regression </text:p>
            <text:p>and tune parameters and </text:p>
            <text:p>determine accuracy of data </text:p>
            <text:p>with tuned parameters</text:p>
          </draw:text-box>
        </draw:frame>
        <draw:custom-shape draw:style-name="gr8" draw:text-style-name="P2" draw:layer="layout" svg:width="9.842cm" svg:height="3.81cm" svg:x="5.445cm" svg:y="16.88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7.902cm" svg:height="3.095cm" svg:x="6.08cm" svg:y="17.205cm">
          <draw:text-box>
            <text:p>Use the .best_score_ and </text:p>
            <text:p>.score() techniques of </text:p>
            <text:p>determining accuracy of </text:p>
            <text:p>the model</text:p>
          </draw:text-box>
        </draw:frame>
        <draw:custom-shape draw:style-name="gr9" draw:text-style-name="P2" draw:layer="layout" svg:width="13.97cm" svg:height="4.445cm" svg:x="3.222cm" svg:y="21.63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0.73cm" svg:height="3.806cm" svg:x="4.981cm" svg:y="22.069cm">
          <draw:text-box>
            <text:p>Create a Support Vector Machine </text:p>
            <text:p>Object, create a Grid Search Object </text:p>
            <text:p>based on the the SVM object, </text:p>
            <text:p>select parameters, and then fit the </text:p>
            <text:p>Training set data</text:p>
          </draw:text-box>
        </draw:frame>
        <draw:line draw:style-name="gr10" draw:text-style-name="P3" draw:layer="layout" svg:x1="10.207cm" svg:y1="10.525cm" svg:x2="10.207cm" svg:y2="11.477cm">
          <text:p/>
        </draw:line>
        <draw:line draw:style-name="gr11" draw:text-style-name="P3" draw:layer="layout" svg:x1="10.207cm" svg:y1="15.605cm" svg:x2="10.207cm" svg:y2="16.875cm">
          <text:p/>
        </draw:line>
        <draw:line draw:style-name="gr12" draw:text-style-name="P3" draw:layer="layout" svg:x1="10.207cm" svg:y1="20.685cm" svg:x2="10.207cm" svg:y2="21.637cm">
          <text:p/>
        </draw:line>
        <draw:line draw:style-name="gr13" draw:text-style-name="P3" draw:layer="layout" svg:x1="10.207cm" svg:y1="26.082cm" svg:x2="10.207cm" svg:y2="26.7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3T12:27:44.802532899</meta:creation-date>
    <dc:date>2022-04-03T13:29:25.433500123</dc:date>
    <meta:editing-duration>PT31M7S</meta:editing-duration>
    <meta:editing-cycles>5</meta:editing-cycles>
    <meta:generator>LibreOffice/7.2.5.2.0$Linux_X86_64 LibreOffice_project/20$Build-2</meta:generator>
    <meta:document-statistic meta:object-count="15"/>
  </office:meta>
</office:document-meta>
</file>